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EF000001378D830746130F7AA0.png" manifest:media-type="image/png"/>
  <manifest:file-entry manifest:full-path="Pictures/10000201000000480000005AE90E1D5289170229.png" manifest:media-type="image/png"/>
  <manifest:file-entry manifest:full-path="Pictures/10000201000000E7000000A723792A47D95012D9.png" manifest:media-type="image/png"/>
  <manifest:file-entry manifest:full-path="Pictures/10000201000003CC00000067A1EF8B20201872D6.png" manifest:media-type="image/png"/>
  <manifest:file-entry manifest:full-path="Pictures/100002010000043300000075150A59AABA44AAB2.png" manifest:media-type="image/png"/>
  <manifest:file-entry manifest:full-path="Pictures/100002010000017E000000B2A2900726A1D126F1.png" manifest:media-type="image/png"/>
  <manifest:file-entry manifest:full-path="Pictures/10000201000000800000005252763A0DB25F3897.png" manifest:media-type="image/png"/>
  <manifest:file-entry manifest:full-path="Pictures/100002010000019B000001E880CE966257468023.png" manifest:media-type="image/png"/>
  <manifest:file-entry manifest:full-path="Pictures/10000201000002F2000002BEEFE7DDD5935D0526.png" manifest:media-type="image/png"/>
  <manifest:file-entry manifest:full-path="Pictures/100002010000040300000248A3AB9C12646B2544.png" manifest:media-type="image/png"/>
  <manifest:file-entry manifest:full-path="Pictures/100002010000071300000209E1A9E4A535A566FB.png" manifest:media-type="image/png"/>
  <manifest:file-entry manifest:full-path="Pictures/100002010000032D0000009D8F5CE316A45A3C90.png" manifest:media-type="image/png"/>
  <manifest:file-entry manifest:full-path="Pictures/100002010000014000000113F765F29A06CC6DB3.png" manifest:media-type="image/png"/>
  <manifest:file-entry manifest:full-path="Pictures/1000020100000157000000752CEB13D102BFEE58.png" manifest:media-type="image/png"/>
  <manifest:file-entry manifest:full-path="Pictures/100002010000032B00000086B0C8FD26301E6B1A.png" manifest:media-type="image/png"/>
  <manifest:file-entry manifest:full-path="Pictures/1000020100000107000000ED0C77F6593B87A8CD.png" manifest:media-type="image/png"/>
  <manifest:file-entry manifest:full-path="Pictures/10000201000000E7000000A79D380716F5408373.png" manifest:media-type="image/png"/>
  <manifest:file-entry manifest:full-path="Pictures/100002010000008D0000009CF246908884409674.png" manifest:media-type="image/png"/>
  <manifest:file-entry manifest:full-path="Pictures/100002010000032B00000086CAD0621A4BE0730C.png" manifest:media-type="image/png"/>
  <manifest:file-entry manifest:full-path="Pictures/10000201000004740000027E97BF8F2A0805D44E.png" manifest:media-type="image/png"/>
  <manifest:file-entry manifest:full-path="Pictures/100002010000038E000002D8A83417BD2B23EBD0.png" manifest:media-type="image/png"/>
  <manifest:file-entry manifest:full-path="Pictures/1000020100000614000000AB177E16CE41333A40.png" manifest:media-type="image/png"/>
  <manifest:file-entry manifest:full-path="Pictures/1000020100000280000001A2401834828C72D74E.png" manifest:media-type="image/png"/>
  <manifest:file-entry manifest:full-path="Pictures/100002010000008D000000821DA6C45490268579.png" manifest:media-type="image/png"/>
  <manifest:file-entry manifest:full-path="Pictures/10000201000000610000005C5DF5AD5EBA62831D.png" manifest:media-type="image/png"/>
  <manifest:file-entry manifest:full-path="Pictures/1000020100000104000000CAE918577C19B0E3BC.png" manifest:media-type="image/png"/>
  <manifest:file-entry manifest:full-path="Pictures/1000020100000094000000A883491E7F6895B18F.png" manifest:media-type="image/png"/>
  <manifest:file-entry manifest:full-path="Pictures/100002010000032D0000009DA2440E1F0E24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04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1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7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8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14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15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16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7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4cm" fo:min-width="3.31cm"/>
    </style:style>
    <style:style style:name="gr1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2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22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23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24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25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26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28" style:family="graphic" style:parent-style-name="standard">
      <style:graphic-properties draw:stroke="none" draw:fill="none" fo:min-height="0.713cm"/>
      <style:paragraph-properties style:writing-mode="lr-tb"/>
    </style:style>
    <style:style style:name="gr129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0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3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135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36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3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3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3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4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4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42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3.712cm" fo:min-width="0cm"/>
    </style:style>
    <style:style style:name="gr14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4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gr14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4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4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solid" draw:fill-color="#ffbf00" draw:opacity="15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0" style:family="paragraph">
      <loext:graphic-properties draw:fill="solid" draw:fill-color="#ffbf00" draw:opacity="15%"/>
      <style:paragraph-properties fo:text-align="center" style:writing-mode="lr-tb"/>
    </style:style>
    <style:style style:name="P41" style:family="paragraph">
      <loext:graphic-properties draw:fill="gradient" draw:fill-color="#dddddd" draw:fill-gradient-name="Gradient_20_51" draw:opacity="100%"/>
      <style:paragraph-properties fo:text-align="center"/>
    </style:style>
    <style:style style:name="P42" style:family="paragraph">
      <loext:graphic-properties draw:fill="solid" draw:fill-color="#000000" draw:opacity="100%"/>
      <style:paragraph-properties fo:text-align="center"/>
    </style:style>
    <style:style style:name="P43" style:family="paragraph">
      <loext:graphic-properties draw:fill-color="#666666" draw:opacity="65%"/>
      <style:paragraph-properties fo:text-align="cente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-color="#ffffff"/>
      <style:paragraph-properties fo:text-align="center" style:writing-mode="lr-tb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38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68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21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6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7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1.539cm" svg:y1="16.866cm" svg:x2="11.539cm" svg:y2="4.724cm">
          <text:p/>
        </draw:line>
        <draw:line draw:style-name="gr79" draw:text-style-name="P7" draw:layer="layout" svg:x1="19.196cm" svg:y1="16.865cm" svg:x2="19.196cm" svg:y2="4.725cm">
          <text:p/>
        </draw:line>
        <draw:custom-shape draw:style-name="gr80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37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177cm" svg:y1="6.33cm" svg:x2="17.1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4" draw:text-style-name="P37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6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05" draw:text-style-name="P39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06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7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8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09" draw:text-style-name="P3" draw:layer="layout" svg:x1="0.645cm" svg:y1="12.562cm" svg:x2="2.575cm" svg:y2="12.563cm">
          <text:p/>
        </draw:line>
        <draw:frame draw:style-name="gr110" draw:text-style-name="P26" draw:layer="layout" svg:width="3.758cm" svg:height="1.401cm" svg:x="5.798cm" svg:y="11.208cm">
          <draw:image xlink:href="Pictures/10000200000002EF000001378D830746130F7AA0.png" xlink:type="simple" xlink:show="embed" xlink:actuate="onLoad" loext:mime-type="image/png">
            <text:p/>
          </draw:image>
        </draw:frame>
        <draw:frame draw:style-name="gr111" draw:text-style-name="P26" draw:layer="layout" svg:width="7.084cm" svg:height="1.184cm" svg:x="16.912cm" svg:y="11.426cm">
          <draw:image xlink:href="Pictures/10000200000002EF000001378D830746130F7AA0.png" xlink:type="simple" xlink:show="embed" xlink:actuate="onLoad" loext:mime-type="image/png">
            <text:p/>
          </draw:image>
        </draw:frame>
        <draw:frame draw:style-name="gr112" draw:text-style-name="P26" draw:layer="layout" svg:width="7.084cm" svg:height="1.144cm" svg:x="16.912cm" svg:y="8.418cm">
          <draw:image xlink:href="Pictures/10000200000002EF000001378D830746130F7AA0.png" xlink:type="simple" xlink:show="embed" xlink:actuate="onLoad" loext:mime-type="image/png">
            <text:p/>
          </draw:image>
        </draw:frame>
        <draw:frame draw:style-name="gr113" draw:text-style-name="P26" draw:layer="layout" svg:width="2.464cm" svg:height="1.258cm" svg:x="7.092cm" svg:y="8.417cm">
          <draw:image xlink:href="Pictures/10000200000002EF000001378D830746130F7AA0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custom-shape draw:style-name="gr114" draw:text-style-name="P40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5" draw:text-style-name="P41" draw:layer="layout" svg:width="15.238cm" svg:height="5.892cm" draw:transform="skewX (2.07413593384466E-017) rotate (2.96705972839036) translate (23.273cm 1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6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6" draw:text-style-name="P3" draw:layer="layout" svg:x1="12.816cm" svg:y1="9.785cm" svg:x2="23.214cm" svg:y2="9.785cm">
          <text:p/>
        </draw:line>
        <draw:line draw:style-name="gr117" draw:text-style-name="P3" draw:layer="layout" svg:x1="19.827cm" svg:y1="11.797cm" svg:x2="23.314cm" svg:y2="9.786cm">
          <text:p/>
        </draw:line>
        <draw:line draw:style-name="gr117" draw:text-style-name="P3" draw:layer="layout" svg:x1="23.15cm" svg:y1="9.785cm" svg:x2="28.29cm" svg:y2="9.785cm">
          <text:p/>
        </draw:line>
        <draw:line draw:style-name="gr117" draw:text-style-name="P3" draw:layer="layout" svg:x1="1.896cm" svg:y1="11.796cm" svg:x2="19.727cm" svg:y2="11.797cm">
          <text:p/>
        </draw:line>
        <draw:g>
          <draw:custom-shape draw:style-name="gr118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8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9.569cm 12.7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2.637cm 10.58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2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4" draw:text-style-name="P43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45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25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26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6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26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7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4" draw:layer="layout" svg:width="1.603cm" svg:height="0.963cm" svg:x="15.628cm" svg:y="4.562cm">
          <draw:text-box>
            <text:p><text:span text:style-name="T6">+ <text:s/>−</text:span></text:p>
          </draw:text-box>
        </draw:frame>
        <draw:connector draw:style-name="gr129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29" draw:text-style-name="P7" draw:layer="layout" draw:type="curve" svg:x1="19.246cm" svg:y1="6.049cm" svg:x2="17.445cm" svg:y2="5.043cm" draw:start-shape="id19" draw:start-glue-point="10" draw:end-shape="id18" draw:end-glue-point="1" svg:d="M19246 6049c-1351 0-451-1006-1801-1006" svg:viewBox="0 0 1802 1007">
          <text:p/>
        </draw:connector>
        <draw:line draw:style-name="gr109" draw:text-style-name="P3" draw:layer="layout" svg:x1="1.897cm" svg:y1="11.798cm" svg:x2="6.926cm" svg:y2="11.799cm">
          <text:p/>
        </draw:line>
        <draw:custom-shape draw:style-name="gr130" draw:text-style-name="P45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7" draw:layer="layout" svg:width="0.822cm" svg:height="0.822cm" svg:x="3.053cm" svg:y="10.94cm">
          <text:p text:style-name="P4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0.376cm" svg:y="8.363cm">
          <text:p text:style-name="P4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0.971cm" svg:y="12.286cm">
          <text:p text:style-name="P4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9.477cm" svg:y="13.764cm">
          <text:p text:style-name="P4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0.822cm" svg:height="0.822cm" svg:x="28.472cm" svg:y="9.354cm">
          <text:p text:style-name="P4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3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7" draw:layer="layout" svg:width="0.822cm" svg:height="0.822cm" svg:x="7.715cm" svg:y="6.103cm">
          <text:p text:style-name="P4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5.87cm" svg:y="10.385cm">
          <text:p text:style-name="P4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161cm" svg:y="13.4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071cm 14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395cm 14.9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1.61cm" svg:y="14.73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3.651cm" svg:y="14.81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1.61cm" svg:y="12.946cm">
          <draw:text-box>
            <text:p><text:span text:style-name="T4">y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.065cm" svg:height="0.769cm" svg:x="6.295cm" svg:y="10.89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135" draw:text-style-name="P40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36" draw:text-style-name="P41" draw:layer="layout" svg:width="15.238cm" svg:height="5.892cm" draw:transform="skewX (2.07413593384466E-017) rotate (2.96705972839036) translate (23.273cm 1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6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6" draw:text-style-name="P3" draw:layer="layout" svg:x1="12.816cm" svg:y1="9.785cm" svg:x2="23.214cm" svg:y2="9.785cm">
          <text:p/>
        </draw:line>
        <draw:line draw:style-name="gr117" draw:text-style-name="P3" draw:layer="layout" svg:x1="19.827cm" svg:y1="11.797cm" svg:x2="23.314cm" svg:y2="9.786cm">
          <text:p/>
        </draw:line>
        <draw:line draw:style-name="gr117" draw:text-style-name="P3" draw:layer="layout" svg:x1="23.15cm" svg:y1="9.785cm" svg:x2="28.29cm" svg:y2="9.785cm">
          <text:p/>
        </draw:line>
        <draw:line draw:style-name="gr117" draw:text-style-name="P3" draw:layer="layout" svg:x1="1.896cm" svg:y1="11.796cm" svg:x2="19.727cm" svg:y2="11.797cm">
          <text:p/>
        </draw:line>
        <draw:g>
          <draw:custom-shape draw:style-name="gr137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7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9.569cm 12.7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2.637cm 10.58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20" draw:id="id20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1" draw:id="id21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8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3" draw:id="id23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0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4" draw:text-style-name="P43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24" draw:id="id24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6" draw:id="id26" draw:layer="layout" svg:width="0.049cm" svg:height="0.049cm" svg:x="19.245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42" draw:text-style-name="P21" xml:id="id28" draw:id="id28" draw:layer="layout" svg:width="0.305cm" svg:height="3.962cm" draw:transform="rotate (-0.0872664625997166) translate (10.605cm 9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7" draw:layer="layout" draw:type="curve" svg:x1="16.902cm" svg:y1="9.152cm" svg:x2="18.035cm" svg:y2="8.444cm" draw:start-shape="id20" draw:start-glue-point="10" svg:d="M16902 9152c1225 0 659-708 1133-708" svg:viewBox="0 0 1134 709">
          <text:p/>
        </draw:connector>
        <draw:connector draw:style-name="gr126" draw:text-style-name="P7" draw:layer="layout" draw:type="curve" svg:x1="20.006cm" svg:y1="9.771cm" svg:x2="19.727cm" svg:y2="8.444cm" draw:start-shape="id21" draw:start-glue-point="4" svg:d="M20006 9771c0-1371-279-708-279-1327" svg:viewBox="0 0 280 1328">
          <text:p/>
        </draw:connector>
        <draw:custom-shape draw:style-name="gr82" draw:text-style-name="P26" xml:id="id22" draw:id="id22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6" draw:text-style-name="P7" draw:layer="layout" draw:type="curve" svg:x1="12.456cm" svg:y1="12.048cm" svg:x2="12.836cm" svg:y2="13.145cm" draw:start-shape="id22" draw:start-glue-point="8" svg:d="M12456 12048c0 1198 380 650 380 1097" svg:viewBox="0 0 381 1098">
          <text:p/>
        </draw:connector>
        <draw:connector draw:style-name="gr126" draw:text-style-name="P7" draw:layer="layout" draw:type="curve" svg:x1="15.682cm" svg:y1="12.397cm" svg:x2="14.528cm" svg:y2="13.145cm" draw:start-shape="id23" draw:start-glue-point="6" svg:d="M15682 12397c-1242 0-665 748-1154 748" svg:viewBox="0 0 1155 749">
          <text:p/>
        </draw:connector>
        <draw:frame draw:style-name="gr1" draw:text-style-name="P1" xml:id="id25" draw:id="id25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7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4" draw:layer="layout" svg:width="1.603cm" svg:height="0.963cm" svg:x="15.628cm" svg:y="4.562cm">
          <draw:text-box>
            <text:p><text:span text:style-name="T6">+ <text:s/>−</text:span></text:p>
          </draw:text-box>
        </draw:frame>
        <draw:connector draw:style-name="gr129" draw:text-style-name="P7" draw:layer="layout" draw:type="curve" svg:x1="13.515cm" svg:y1="6.061cm" svg:x2="15.413cm" svg:y2="5.043cm" draw:start-shape="id24" draw:start-glue-point="10" draw:end-shape="id25" draw:end-glue-point="3" svg:d="M13515 6061c1425 0 476-1018 1898-1018" svg:viewBox="0 0 1899 1019">
          <text:p/>
        </draw:connector>
        <draw:connector draw:style-name="gr129" draw:text-style-name="P7" draw:layer="layout" draw:type="curve" svg:x1="19.246cm" svg:y1="6.049cm" svg:x2="17.445cm" svg:y2="5.043cm" draw:start-shape="id26" draw:start-glue-point="10" draw:end-shape="id25" draw:end-glue-point="1" svg:d="M19246 6049c-1351 0-451-1006-1801-1006" svg:viewBox="0 0 1802 1007">
          <text:p/>
        </draw:connector>
        <draw:line draw:style-name="gr109" draw:text-style-name="P3" draw:layer="layout" svg:x1="1.497cm" svg:y1="11.798cm" svg:x2="6.526cm" svg:y2="11.799cm">
          <text:p/>
        </draw:line>
        <draw:custom-shape draw:style-name="gr130" draw:text-style-name="P45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xml:id="id30" draw:id="id30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3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48" xml:id="id29" draw:id="id29" draw:layer="layout" svg:width="3.146cm" svg:height="1.673cm" svg:x="1.909cm" svg:y="8.383cm">
          <draw:text-box>
            <text:p text:style-name="P26">Magnetic</text:p>
            <text:p text:style-name="P26">prism</text:p>
          </draw:text-box>
        </draw:frame>
        <draw:frame draw:style-name="gr146" draw:text-style-name="P11" draw:layer="layout" svg:width="3.529cm" svg:height="0.962cm" draw:transform="rotate (1.5707963267949) translate (6.482cm 10.573cm)">
          <draw:text-box>
            <text:p>Guide field</text:p>
          </draw:text-box>
        </draw:frame>
        <draw:frame draw:style-name="gr147" draw:text-style-name="P49" xml:id="id27" draw:id="id27" draw:layer="layout" svg:width="2.297cm" svg:height="1.673cm" svg:x="8.358cm" svg:y="6.653cm">
          <draw:text-box>
            <text:p>Phase</text:p>
            <text:p>shifter</text:p>
          </draw:text-box>
        </draw:frame>
        <draw:connector draw:style-name="gr148" draw:text-style-name="P7" draw:layer="layout" draw:type="line" svg:x1="9.506cm" svg:y1="8.326cm" svg:x2="10.756cm" svg:y2="9.403cm" draw:start-shape="id27" draw:start-glue-point="2" draw:end-shape="id28" draw:end-glue-point="0" svg:d="M9506 8326l1250 1077" svg:viewBox="0 0 1251 1078">
          <text:p/>
        </draw:connector>
        <draw:connector draw:style-name="gr148" draw:text-style-name="P7" draw:layer="layout" draw:type="line" svg:x1="3.482cm" svg:y1="10.056cm" svg:x2="3.444cm" svg:y2="11.002cm" draw:start-shape="id29" draw:start-glue-point="2" draw:end-shape="id30" draw:end-glue-point="0" svg:d="M3482 10056l-38 946" svg:viewBox="0 0 39 947">
          <text:p/>
        </draw:connector>
        <draw:custom-shape draw:style-name="gr8" draw:text-style-name="P8" draw:layer="layout" svg:width="1.887cm" svg:height="1.887cm" svg:x="2.561cm" svg:y="11.34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71cm 12.8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795cm 12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2.01cm" svg:y="12.67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4.051cm" svg:y="12.75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2.01cm" svg:y="10.886cm">
          <draw:text-box>
            <text:p><text:span text:style-name="T4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7-03T13:12:49.514838765</dc:date>
    <meta:editing-duration>P9DT22H23M51S</meta:editing-duration>
    <meta:editing-cycles>140</meta:editing-cycles>
    <meta:generator>LibreOffice/6.4.7.2$Linux_X86_64 LibreOffice_project/40$Build-2</meta:generator>
    <meta:document-statistic meta:object-count="629"/>
  </office:meta>
</office:document-meta>
</file>